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e3698" officeooo:paragraph-rsid="000e3698"/>
    </style:style>
    <style:style style:name="P2" style:family="paragraph" style:parent-style-name="Standard">
      <style:text-properties style:font-name="Calibri" officeooo:rsid="000b78c5" officeooo:paragraph-rsid="000b78c5"/>
    </style:style>
    <style:style style:name="P3" style:family="paragraph" style:parent-style-name="Standard" style:list-style-name="L1">
      <style:text-properties style:font-name="Calibri" officeooo:rsid="000e3698" officeooo:paragraph-rsid="000e3698"/>
    </style:style>
    <style:style style:name="P4" style:family="paragraph" style:parent-style-name="Standard" style:list-style-name="L2">
      <style:text-properties style:font-name="Calibri" officeooo:rsid="000e3698" officeooo:paragraph-rsid="000e3698"/>
    </style:style>
    <style:style style:name="P5" style:family="paragraph" style:parent-style-name="Standard" style:list-style-name="L3">
      <style:text-properties style:font-name="Calibri" officeooo:rsid="000e3698" officeooo:paragraph-rsid="000e36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Native Questions</text:p>
      <text:p text:style-name="P2"/>
      <text:p text:style-name="P2">Am I using any dependencies that are not recommended for use with React Native?</text:p>
      <text:list xml:id="list99522583034559867" text:style-name="L1">
        <text:list-item>
          <text:p text:style-name="P3">Redux saga</text:p>
        </text:list-item>
        <text:list-item>
          <text:p text:style-name="P3">Reselect</text:p>
        </text:list-item>
      </text:list>
      <text:p text:style-name="P2"/>
      <text:p text:style-name="P1">Is my file structure appropriate for React Native?</text:p>
      <text:list xml:id="list5861551061188009866" text:style-name="L2">
        <text:list-item>
          <text:p text:style-name="P4">I have a styles folder which contains functions specifying styles with an overwrite prop</text:p>
        </text:list-item>
      </text:list>
      <text:p text:style-name="P1"/>
      <text:p text:style-name="P1">Routing Questions:</text:p>
      <text:list xml:id="list7608820759290837045" text:style-name="L3">
        <text:list-item>
          <text:p text:style-name="P5">Is react-navigation the defacto official router? Do you have a suggested alternativ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1:24:39.595638509</meta:creation-date>
    <dc:date>2018-01-04T14:00:27.076346047</dc:date>
    <meta:editing-duration>PT22H51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0" meta:character-count="364" meta:non-whitespace-character-count="316"/>
  </office:meta>
</office:document-meta>
</file>